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2327in" fo:break-before="auto" style:use-optimal-row-height="true"/>
    </style:style>
    <style:style style:name="ro5" style:family="table-row">
      <style:table-row-properties style:row-height="0.1827in" fo:break-before="auto" style:use-optimal-row-height="tru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328in" fo:break-before="auto" style:use-optimal-row-height="true"/>
    </style:style>
    <style:style style:name="ro8" style:family="table-row">
      <style:table-row-properties style:row-height="0.6362in" fo:break-before="auto" style:use-optimal-row-height="true"/>
    </style:style>
    <style:style style:name="ro9" style:family="table-row">
      <style:table-row-properties style:row-height="0.1661in" fo:break-before="auto" style:use-optimal-row-height="true"/>
    </style:style>
    <style:style style:name="ro10" style:family="table-row">
      <style:table-row-properties style:row-height="0.589in" fo:break-before="auto" style:use-optimal-row-height="false"/>
    </style:style>
    <style:style style:name="ro11" style:family="table-row">
      <style:table-row-properties style:row-height="0.4819in" fo:break-before="auto" style:use-optimal-row-height="tru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1992in" fo:break-before="auto" style:use-optimal-row-height="false"/>
    </style:style>
    <style:style style:name="ro14" style:family="table-row">
      <style:table-row-properties style:row-height="0.5772in" fo:break-before="auto" style:use-optimal-row-height="false"/>
    </style:style>
    <style:style style:name="ro15" style:family="table-row">
      <style:table-row-properties style:row-height="0.5535in" fo:break-before="auto" style:use-optimal-row-height="false"/>
    </style:style>
    <style:style style:name="ro16" style:family="table-row">
      <style:table-row-properties style:row-height="0.6236in" fo:break-before="auto" style:use-optimal-row-height="false"/>
    </style:style>
    <style:style style:name="ro17" style:family="table-row">
      <style:table-row-properties style:row-height="0.2091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ro20" style:family="table-row">
      <style:table-row-properties style:row-height="1.0992in" fo:break-before="auto" style:use-optimal-row-height="true"/>
    </style:style>
    <style:style style:name="ro21" style:family="table-row">
      <style:table-row-properties style:row-height="1.2453in" fo:break-before="auto" style:use-optimal-row-height="false"/>
    </style:style>
    <style:style style:name="ro22" style:family="table-row">
      <style:table-row-properties style:row-height="0.1799in" fo:break-before="auto" style:use-optimal-row-height="false"/>
    </style:style>
    <style:style style:name="ro23" style:family="table-row">
      <style:table-row-properties style:row-height="1.3846in" fo:break-before="auto" style:use-optimal-row-height="false"/>
    </style:style>
    <style:style style:name="ro24" style:family="table-row">
      <style:table-row-properties style:row-height="0.2201in" fo:break-before="auto" style:use-optimal-row-height="false"/>
    </style:style>
    <style:style style:name="ro25" style:family="table-row">
      <style:table-row-properties style:row-height="1.2953in" fo:break-before="auto" style:use-optimal-row-height="false"/>
    </style:style>
    <style:style style:name="ro26" style:family="table-row">
      <style:table-row-properties style:row-height="1.1854in" fo:break-before="auto" style:use-optimal-row-height="false"/>
    </style:style>
    <style:style style:name="ro27" style:family="table-row">
      <style:table-row-properties style:row-height="0.9965in" fo:break-before="auto" style:use-optimal-row-height="false"/>
    </style:style>
    <style:style style:name="ro28" style:family="table-row">
      <style:table-row-properties style:row-height="0.7902in" fo:break-before="auto" style:use-optimal-row-height="true"/>
    </style:style>
    <style:style style:name="ro29" style:family="table-row">
      <style:table-row-properties style:row-height="0.8764in" fo:break-before="auto" style:use-optimal-row-height="false"/>
    </style:style>
    <style:style style:name="ro30" style:family="table-row">
      <style:table-row-properties style:row-height="1.0661in" fo:break-before="auto" style:use-optimal-row-height="false"/>
    </style:style>
    <style:style style:name="ro31" style:family="table-row">
      <style:table-row-properties style:row-height="0.9299in" fo:break-before="auto" style:use-optimal-row-height="false"/>
    </style:style>
    <style:style style:name="ro32" style:family="table-row">
      <style:table-row-properties style:row-height="1.0126in" fo:break-before="auto" style:use-optimal-row-height="false"/>
    </style:style>
    <style:style style:name="ro33" style:family="table-row">
      <style:table-row-properties style:row-height="0.8866in" fo:break-before="auto" style:use-optimal-row-height="false"/>
    </style:style>
    <style:style style:name="ro34" style:family="table-row">
      <style:table-row-properties style:row-height="0.9665in" fo:break-before="auto" style:use-optimal-row-height="false"/>
    </style:style>
    <style:style style:name="ro35" style:family="table-row">
      <style:table-row-properties style:row-height="0.7535in" fo:break-before="auto" style:use-optimal-row-height="false"/>
    </style:style>
    <style:style style:name="ro36" style:family="table-row">
      <style:table-row-properties style:row-height="0.5902in" fo:break-before="auto" style:use-optimal-row-height="false"/>
    </style:style>
    <style:style style:name="ro37" style:family="table-row">
      <style:table-row-properties style:row-height="0.2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.0693in"/>
      <style:text-properties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ackground-color="#dddddd" style:text-align-source="fix" style:repeat-content="false" fo:border-left="none" fo:border-right="none" fo:border-top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3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style:font-name="Arial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0693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.0693in"/>
    </style:style>
    <style:style style:name="ce72" style:family="table-cell" style:parent-style-name="Default">
      <style:table-cell-properties style:text-align-source="fix" style:repeat-content="false" fo:border="0.0346in solid #000000" style:vertical-align="middle"/>
      <style:paragraph-properties fo:text-align="start" fo:margin-left="0.0693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ext-properties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e6e6ff"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style:vertical-align="top"/>
      <style:paragraph-properties fo:text-align="start" fo:margin-left="0.0693in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fo:background-color="#dddddd"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style:text-align-source="fix" style:repeat-content="false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fo:border-bottom="0.0138in solid #000000" fo:background-color="#e6e6ff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.0693in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0346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border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4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5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46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top"/>
      <style:paragraph-properties fo:text-align="start" fo:margin-left="0.0693in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start" fo:margin-left="0.0693in"/>
    </style:style>
    <style:style style:name="ce151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3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.0693in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70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1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80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83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4" style:family="table-cell" style:parent-style-name="Default" style:data-style-name="N43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5" style:family="table-cell" style:parent-style-name="Default" style:data-style-name="N43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8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92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3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5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1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0.0346in solid #000000" fo:background-color="#83caff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0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6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7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8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0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2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fo:border-bottom="0.0138in solid #000000" fo:background-color="#e6e6ff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1" fo:font-size="10pt" style:font-size-asian="10pt" style:font-size-complex="10pt"/>
    </style:style>
    <style:style style:name="ce23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2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33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fo:color="#579d1c" style:font-name="Arial" fo:font-size="10pt" style:font-size-asian="10pt" style:font-size-complex="10pt"/>
    </style:style>
    <style:style style:name="ce234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top"/>
      <style:paragraph-properties fo:text-align="start" fo:margin-left="0.0693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size-asian="10pt" style:font-size-complex="10pt"/>
    </style:style>
    <style:style style:name="ce23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top"/>
      <style:paragraph-properties fo:text-align="start" fo:margin-left="0.0693in"/>
      <style:text-properties fo:color="#ff3333" style:font-name="Arial" fo:font-size="10pt" style:font-name-asian="Microsoft YaHei" style:font-size-asian="10pt" style:font-name-complex="Mangal" style:font-size-complex="10pt"/>
    </style:style>
    <style:style style:name="ce238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 fo:margin-left="0.0693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style:font-name="Arial" fo:font-size="10pt" style:font-size-asian="10pt" style:font-size-complex="10pt"/>
    </style:style>
    <style:style style:name="ce240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.0693in"/>
    </style:style>
    <style:style style:name="ce24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.0693in"/>
      <style:text-properties fo:font-size="10pt" style:font-size-asian="10pt" style:font-size-complex="10pt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>
      <style:table-cell-properties fo:wrap-option="wrap" style:vertical-align="top"/>
    </style:style>
    <style:style style:name="ce246" style:family="table-cell" style:parent-style-name="Default">
      <style:table-cell-properties style:vertical-align="top"/>
    </style:style>
    <style:style style:name="ce247" style:family="table-cell" style:parent-style-name="Default">
      <style:table-cell-properties fo:background-color="#ffffff" style:vertical-align="top"/>
    </style:style>
    <style:style style:name="ce248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  <style:style style:name="T3" style:family="text">
      <style:text-properties style:font-name="Arial1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48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107"/>
        <table:table-column table:style-name="co9" table:number-columns-repeated="2" table:default-cell-style-name="ce156"/>
        <table:table-column table:style-name="co10" table:default-cell-style-name="ce156"/>
        <table:table-column table:style-name="co11" table:default-cell-style-name="ce107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number-columns-repeated="9"/>
          <table:table-cell table:number-columns-repeated="1012"/>
        </table:table-row>
        <table:table-row table:style-name="ro2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74"/>
          <table:table-cell table:style-name="ce108" office:value-type="string" table:number-columns-spanned="5" table:number-rows-spanned="1">
            <text:p>Register Fields</text:p>
          </table:table-cell>
          <table:covered-table-cell table:number-columns-repeated="3" table:style-name="ce157"/>
          <table:covered-table-cell table:style-name="ce208"/>
          <table:table-cell table:number-columns-repeated="1012"/>
        </table:table-row>
        <table:table-row table:style-name="ro3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75" office:value-type="string">
            <text:p>Offset</text:p>
          </table:table-cell>
          <table:table-cell table:style-name="ce75" office:value-type="string">
            <text:p>Size</text:p>
          </table:table-cell>
          <table:table-cell table:style-name="ce98" office:value-type="string">
            <text:p>Type</text:p>
          </table:table-cell>
          <table:table-cell table:style-name="ce109" office:value-type="string">
            <text:p>Name </text:p>
          </table:table-cell>
          <table:table-cell table:style-name="ce158" office:value-type="string">
            <text:p>Bit(s)</text:p>
          </table:table-cell>
          <table:table-cell table:style-name="ce158" office:value-type="string">
            <text:p>Type</text:p>
          </table:table-cell>
          <table:table-cell table:style-name="ce158" office:value-type="string">
            <text:p>Default</text:p>
          </table:table-cell>
          <table:table-cell table:style-name="ce209" office:value-type="string">
            <text:p>Description</text:p>
          </table:table-cell>
          <table:table-cell table:style-name="ce244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76" table:number-columns-repeated="3"/>
          <table:table-cell table:style-name="ce110"/>
          <table:table-cell table:style-name="ce159" table:number-columns-repeated="3"/>
          <table:table-cell table:style-name="ce110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EMIF[0:3] Configuration Registers</text:p>
            </table:table-cell>
            <table:covered-table-cell table:number-columns-repeated="2" table:style-name="ce78"/>
            <table:covered-table-cell table:style-name="ce99"/>
            <table:covered-table-cell table:style-name="ce112"/>
            <table:covered-table-cell table:number-columns-repeated="3" table:style-name="ce161"/>
            <table:covered-table-cell table:style-name="ce21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79" office:value-type="string" table:number-columns-spanned="1" table:number-rows-spanned="2">
                <text:p>0x00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3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62"/>
              <table:covered-table-cell table:style-name="ce212"/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4" office:value-type="string">
                <text:p><text:s/>Emif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42</text:p>
              </table:table-cell>
              <table:table-cell table:style-name="ce213" office:value-type="string">
                <text:p>Information that uniquely identifies the type of EMIF element instantiated by the FPGA. 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0" office:value-type="string" table:number-columns-spanned="1" table:number-rows-spanned="2">
                <text:p>0x01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Ver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201" office:value-type="string">
                <text:p>0x01</text:p>
              </table:table-cell>
              <table:table-cell table:style-name="ce214" office:value-type="string">
                <text:p>Ver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EMIF2</text:p>
              </table:table-cell>
              <table:table-cell table:style-name="ce81" office:value-type="string" table:number-columns-spanned="1" table:number-rows-spanned="2">
                <text:p>0x02</text:p>
              </table:table-cell>
              <table:table-cell table:style-name="ce81" office:value-type="float" office:value="1" table:number-columns-spanned="1" table:number-rows-spanned="2">
                <text:p>1</text:p>
              </table:table-cell>
              <table:table-cell table:style-name="ce102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1"/>
              <table:covered-table-cell table:style-name="ce102"/>
              <table:table-cell table:style-name="ce114" office:value-type="string">
                <text:p><text:s/>Revision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Revision of the instantiated EMIF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3</text:p>
              </table:table-cell>
              <table:table-cell table:style-name="ce82" office:value-type="string" table:number-columns-spanned="1" table:number-rows-spanned="2">
                <text:p>0x03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15" office:value-type="string" table:number-columns-spanned="5" table:number-rows-spanned="1">
                <text:p><text:s/>Reserve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Reserved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TOP[0:3] Configuration Registers</text:p>
            </table:table-cell>
            <table:covered-table-cell table:number-columns-repeated="2" table:style-name="ce81"/>
            <table:covered-table-cell table:style-name="ce102"/>
            <table:covered-table-cell table:style-name="ce117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6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79" office:value-type="string" table:number-columns-spanned="1" table:number-rows-spanned="2">
                <text:p>0x04</text:p>
              </table:table-cell>
              <table:table-cell table:style-name="ce79" office:value-type="float" office:value="1" table:number-columns-spanned="1" table:number-rows-spanned="2">
                <text:p>1</text:p>
              </table:table-cell>
              <table:table-cell table:style-name="ce100" office:value-type="string" table:number-columns-spanned="1" table:number-rows-spanned="2">
                <text:p>RO</text:p>
              </table:table-cell>
              <table:table-cell table:style-name="ce118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65"/>
              <table:covered-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TopId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0" office:value-type="string" table:number-columns-spanned="1" table:number-rows-spanned="2">
                <text:p>0x05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63"/>
              <table:covered-table-cell table:style-name="ce213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Year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year date of the generated bitstream (0 stands for 2000)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0" office:value-type="string" table:number-columns-spanned="1" table:number-rows-spanned="2">
                <text:p>0x06</text:p>
              </table:table-cell>
              <table:table-cell table:style-name="ce80" office:value-type="float" office:value="1" table:number-columns-spanned="1" table:number-rows-spanned="2">
                <text:p>1</text:p>
              </table:table-cell>
              <table:table-cell table:style-name="ce101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0"/>
              <table:covered-table-cell table:style-name="ce101"/>
              <table:table-cell table:style-name="ce119" office:value-type="string">
                <text:p><text:s/>DateMonth</text:p>
              </table:table-cell>
              <table:table-cell table:style-name="ce163" office:value-type="string">
                <text:p>7: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0</text:p>
              </table:table-cell>
              <table:table-cell table:style-name="ce214" office:value-type="string">
                <text:p>The month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TOP3</text:p>
              </table:table-cell>
              <table:table-cell table:style-name="ce82" office:value-type="string" table:number-columns-spanned="1" table:number-rows-spanned="2">
                <text:p>0x07</text:p>
              </table:table-cell>
              <table:table-cell table:style-name="ce82" office:value-type="float" office:value="1" table:number-columns-spanned="1" table:number-rows-spanned="2">
                <text:p>1</text:p>
              </table:table-cell>
              <table:table-cell table:style-name="ce103" office:value-type="string" table:number-columns-spanned="1" table:number-rows-spanned="2">
                <text:p>RO</text:p>
              </table:table-cell>
              <table:table-cell table:style-name="ce120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63"/>
              <table:covered-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82"/>
              <table:covered-table-cell table:style-name="ce103"/>
              <table:table-cell table:style-name="ce116" office:value-type="string">
                <text:p><text:s/>DateDay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0</text:p>
              </table:table-cell>
              <table:table-cell table:style-name="ce215" office:value-type="string">
                <text:p>The day date of the generated bitstream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SHELL[0:3] Configuration <text:s/>Registers</text:p>
            </table:table-cell>
            <table:covered-table-cell table:number-columns-repeated="2" table:style-name="ce83"/>
            <table:covered-table-cell table:style-name="ce104"/>
            <table:covered-table-cell table:style-name="ce121"/>
            <table:covered-table-cell table:number-columns-repeated="3" table:style-name="ce166"/>
            <table:covered-table-cell table:style-name="ce218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4" office:value-type="string">
                <text:p><text:s/>SHELL0</text:p>
              </table:table-cell>
              <table:table-cell table:style-name="ce78" office:value-type="string">
                <text:p>0x08</text:p>
              </table:table-cell>
              <table:table-cell table:style-name="ce78"/>
              <table:table-cell table:style-name="ce99"/>
              <table:table-cell table:style-name="ce122"/>
              <table:table-cell table:style-name="ce165" table:number-columns-repeated="3"/>
              <table:table-cell table:style-name="ce217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1</text:p>
              </table:table-cell>
              <table:table-cell table:style-name="ce81" office:value-type="string">
                <text:p>0x09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SHELL2</text:p>
              </table:table-cell>
              <table:table-cell table:style-name="ce81" office:value-type="string">
                <text:p>0x0A</text:p>
              </table:table-cell>
              <table:table-cell table:style-name="ce81"/>
              <table:table-cell table:style-name="ce102"/>
              <table:table-cell table:style-name="ce119"/>
              <table:table-cell table:style-name="ce163" table:number-columns-repeated="3"/>
              <table:table-cell table:style-name="ce214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3</text:p>
              </table:table-cell>
              <table:table-cell table:style-name="ce84" office:value-type="string">
                <text:p>0x0B</text:p>
              </table:table-cell>
              <table:table-cell table:style-name="ce84"/>
              <table:table-cell table:style-name="ce105"/>
              <table:table-cell table:style-name="ce116"/>
              <table:table-cell table:style-name="ce164" table:number-columns-repeated="3"/>
              <table:table-cell table:style-name="ce215"/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9"/>
            <table:covered-table-cell table:style-name="ce34"/>
            <table:table-cell table:style-name="ce53" office:value-type="string" table:number-columns-spanned="9" table:number-rows-spanned="1">
              <text:p>ROLE[0:3] Configuration Registers</text:p>
            </table:table-cell>
            <table:covered-table-cell table:style-name="ce85"/>
            <table:covered-table-cell table:style-name="ce81"/>
            <table:covered-table-cell table:style-name="ce102"/>
            <table:covered-table-cell table:style-name="ce123"/>
            <table:covered-table-cell table:number-columns-repeated="3" table:style-name="ce161"/>
            <table:covered-table-cell table:style-name="ce216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0</text:p>
              </table:table-cell>
              <table:table-cell table:style-name="ce81" office:value-type="string">
                <text:p>0x0C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1</text:p>
              </table:table-cell>
              <table:table-cell table:style-name="ce81" office:value-type="string">
                <text:p>0x0D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5" office:value-type="string">
                <text:p><text:s/>ROLE2</text:p>
              </table:table-cell>
              <table:table-cell table:style-name="ce81" office:value-type="string">
                <text:p>0x0E</text:p>
              </table:table-cell>
              <table:table-cell table:style-name="ce81"/>
              <table:table-cell table:style-name="ce102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10"/>
              <table:covered-table-cell table:style-name="ce35"/>
              <table:table-cell table:style-name="ce56" office:value-type="string">
                <text:p><text:s/>ROLE3</text:p>
              </table:table-cell>
              <table:table-cell table:style-name="ce84" office:value-type="string">
                <text:p>0x0F</text:p>
              </table:table-cell>
              <table:table-cell table:style-name="ce84"/>
              <table:table-cell table:style-name="ce105"/>
              <table:table-cell table:style-name="ce124"/>
              <table:table-cell table:style-name="ce167" table:number-columns-repeated="3"/>
              <table:table-cell table:style-name="ce219"/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1"/>
            <table:table-cell table:style-name="ce12" office:value-type="string" table:number-columns-spanned="1" table:number-rows-spanned="44">
              <text:p>PHY</text:p>
            </table:table-cell>
            <table:table-cell table:style-name="ce36" office:value-type="string" table:number-columns-spanned="1" table:number-rows-spanned="44">
              <text:p>[0x10]</text:p>
            </table:table-cell>
            <table:table-cell table:style-name="ce53" office:value-type="string" table:number-columns-spanned="9" table:number-rows-spanned="1">
              <text:p>Status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8">
                <text:p>STATUS</text:p>
              </table:table-cell>
              <table:table-cell table:style-name="ce86" office:value-type="string" table:number-columns-spanned="1" table:number-rows-spanned="8">
                <text:p>0x00</text:p>
              </table:table-cell>
              <table:table-cell table:style-name="ce86" office:value-type="float" office:value="1" table:number-columns-spanned="1" table:number-rows-spanned="8">
                <text:p>1</text:p>
              </table:table-cell>
              <table:table-cell table:style-name="ce86" office:value-type="string" table:number-columns-spanned="1" table:number-rows-spanned="8">
                <text:p>RO</text:p>
              </table:table-cell>
              <table:table-cell table:style-name="ce125" office:value-type="string" table:number-columns-spanned="5" table:number-rows-spanned="1">
                <text:p>Status of the main cores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0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0_InitCalibComplete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1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MC1_InitCalibComplete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CoreReady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the PCS block is locked and there is no MAC remote or local fault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ETH0_QpllLock</text:p>
              </table:table-cell>
              <table:table-cell table:style-name="ce163" office:value-type="float" office:value="3">
                <text:p>3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Lock indication from QPLL block in core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CamReady</text:p>
              </table:table-cell>
              <table:table-cell table:style-name="ce163" office:value-type="string">
                <text:p>4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content-addressable memory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2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NTS0_ToeReady</text:p>
              </table:table-cell>
              <table:table-cell table:style-name="ce163" office:value-type="string">
                <text:p>5</text:p>
              </table:table-cell>
              <table:table-cell table:style-name="ce163" office:value-type="string">
                <text:p>RO</text:p>
              </table:table-cell>
              <table:table-cell table:style-name="ce163" office:value-type="string">
                <text:p>0x0</text:p>
              </table:table-cell>
              <table:table-cell table:style-name="ce220" office:value-type="string">
                <text:p>When set, indicates that the TCPOffload Engine of the NTS is ready.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13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26" office:value-type="string">
                <text:p>Nu</text:p>
              </table:table-cell>
              <table:table-cell table:style-name="ce170" office:value-type="string">
                <text:p>7:6</text:p>
              </table:table-cell>
              <table:table-cell table:style-name="ce173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Not used.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Gigabit Transceiver Control Registers</text:p>
            </table:table-cell>
            <table:covered-table-cell table:number-columns-repeated="3" table:style-name="ce87"/>
            <table:covered-table-cell table:style-name="ce126"/>
            <table:covered-table-cell table:style-name="ce170"/>
            <table:covered-table-cell table:style-name="ce173"/>
            <table:covered-table-cell table:style-name="ce164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4">
                <text:p>GTH0</text:p>
              </table:table-cell>
              <table:table-cell table:style-name="ce86" office:value-type="string" table:number-columns-spanned="1" table:number-rows-spanned="4">
                <text:p>0x01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08" office:value-type="string" table:number-columns-spanned="5" table:number-rows-spanned="1">
                <text:p><text:s/>Configuration and tuning of GTH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4"/>
              <table:covered-table-cell table:style-name="ce38"/>
              <table:covered-table-cell table:style-name="ce58"/>
              <table:covered-table-cell table:number-columns-repeated="3" table:style-name="ce87"/>
              <table:table-cell table:style-name="ce114" office:value-type="string">
                <text:p><text:s/>GTH0_RxEqualizationMode</text:p>
              </table:table-cell>
              <table:table-cell table:style-name="ce163" office:value-type="string">
                <text:p>0</text:p>
              </table:table-cell>
              <table:table-cell table:style-name="ce163" office:value-type="string">
                <text:p>RW</text:p>
              </table:table-cell>
              <table:table-cell table:style-name="ce201" office:value-type="string">
                <text:p>0x1</text:p>
              </table:table-cell>
              <table:table-cell table:style-name="ce213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9" office:value-type="string">
                <text:p><text:s/>Nu </text:p>
              </table:table-cell>
              <table:table-cell table:style-name="ce171" office:value-type="string">
                <text:p>3: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22"/>
              <table:table-cell table:style-name="ce246" table:number-columns-repeated="1007"/>
              <table:table-cell table:number-columns-repeated="5"/>
            </table:table-row>
            <table:table-row table:style-name="ro15" table:visibility="collapse">
              <table:table-cell/>
              <table:covered-table-cell table:style-name="ce13"/>
              <table:covered-table-cell table:style-name="ce37"/>
              <table:covered-table-cell/>
              <table:covered-table-cell table:number-columns-repeated="3" table:style-name="ce88"/>
              <table:table-cell table:style-name="ce116" office:value-type="string">
                <text:p><text:s/>GTH0_TxDriverSwing</text:p>
              </table:table-cell>
              <table:table-cell table:style-name="ce172" office:value-type="string">
                <text:p>7:4</text:p>
              </table:table-cell>
              <table:table-cell table:style-name="ce173" office:value-type="string">
                <text:p>RW</text:p>
              </table:table-cell>
              <table:table-cell table:style-name="ce202" office:value-type="string">
                <text:p>0xC</text:p>
              </table:table-cell>
              <table:table-cell table:style-name="ce215" office:value-type="string">
                <text:p><text:span text:style-name="T1">Transceiver transmit driver swing. </text:span></text:p>
                <text:p><text:span text:style-name="T1">A value of '4' corresponds to a </text:span><text:span text:style-name="T2">peak-to-peak differential voltage of </text:span><text:span text:style-name="T1">460 mV. Refer to UG576 for other values.</text:span>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49" office:value-type="string" table:number-columns-spanned="1" table:number-rows-spanned="2">
                <text:p>GTH1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re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re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9" table:visibility="collapse">
              <table:table-cell/>
              <table:covered-table-cell table:style-name="ce13"/>
              <table:covered-table-cell table:style-name="ce37"/>
              <table:covered-table-cell table:style-name="ce59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60" office:value-type="string" table:number-columns-spanned="1" table:number-rows-spanned="2">
                <text:p>GTH2</text:p>
              </table:table-cell>
              <table:table-cell table:style-name="ce86" office:value-type="string" table:number-columns-spanned="1" table:number-rows-spanned="2">
                <text:p>0x03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2" office:value-type="string">
                <text:p><text:s/>GTH0_TxPostCursor [4:0]</text:p>
              </table:table-cell>
              <table:table-cell table:style-name="ce169" office:value-type="string">
                <text:p>4:0</text:p>
              </table:table-cell>
              <table:table-cell table:style-name="ce169" office:value-type="string">
                <text:p>RW</text:p>
              </table:table-cell>
              <table:table-cell table:style-name="ce203" office:value-type="string">
                <text:p>0x00</text:p>
              </table:table-cell>
              <table:table-cell table:style-name="ce223" office:value-type="string">
                <text:p>Transmitter post-cursor pre-emphasis control.</text:p>
                <text:p>A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13" table:visibility="collapse">
              <table:table-cell/>
              <table:covered-table-cell table:style-name="ce13"/>
              <table:covered-table-cell table:style-name="ce3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7:5</text:p>
              </table:table-cell>
              <table:table-cell table:style-name="ce173" office:value-type="string">
                <text:p>RW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17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4-0x07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31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4">
            <table:table-cell table:style-name="ce1"/>
            <table:covered-table-cell table:style-name="ce18"/>
            <table:covered-table-cell table:style-name="ce41"/>
            <table:table-cell table:style-name="ce61" office:value-type="string" table:number-columns-spanned="9" table:number-rows-spanned="1">
              <text:p>Soft Reset Layer Register</text:p>
            </table:table-cell>
            <table:covered-table-cell table:number-columns-repeated="3" table:style-name="ce77"/>
            <table:covered-table-cell table:style-name="ce111"/>
            <table:covered-table-cell table:number-columns-repeated="3" table:style-name="ce160"/>
            <table:covered-table-cell table:style-name="ce210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RESET</text:p>
              </table:table-cell>
              <table:table-cell table:style-name="ce89" office:value-type="string" table:number-columns-spanned="1" table:number-rows-spanned="9">
                <text:p>0x08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08" office:value-type="string" table:number-columns-spanned="5" table:number-rows-spanned="1">
                <text:p><text:s/>Soft Reset Layer Register</text:p>
              </table:table-cell>
              <table:covered-table-cell table:number-columns-repeated="3" table:style-name="ce174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Reset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Software reset of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9" office:value-type="string">
                <text:p><text:s/>LY7_Reset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Software reset of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4">
            <table:table-cell table:style-name="ce1"/>
            <table:covered-table-cell table:style-name="ce18"/>
            <table:covered-table-cell table:style-name="ce41"/>
            <table:table-cell table:style-name="ce63" office:value-type="string" table:number-columns-spanned="9" table:number-rows-spanned="1">
              <text:p>Enable Layer Register</text:p>
            </table:table-cell>
            <table:covered-table-cell table:number-columns-repeated="3" table:style-name="ce90"/>
            <table:covered-table-cell table:style-name="ce130"/>
            <table:covered-table-cell table:number-columns-repeated="3" table:style-name="ce178"/>
            <table:covered-table-cell table:style-name="ce228"/>
            <table:table-cell table:style-name="ce1" table:number-columns-repeated="1010"/>
            <table:table-cell table:number-columns-repeated="2"/>
          </table:table-row>
          <table:table-row-group table:display="false"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table-cell table:style-name="ce62" office:value-type="string" table:number-columns-spanned="1" table:number-rows-spanned="9">
                <text:p>ENABLE</text:p>
              </table:table-cell>
              <table:table-cell table:style-name="ce89" office:value-type="string" table:number-columns-spanned="1" table:number-rows-spanned="9">
                <text:p>0x09</text:p>
              </table:table-cell>
              <table:table-cell table:style-name="ce89" office:value-type="float" office:value="1" table:number-columns-spanned="1" table:number-rows-spanned="9">
                <text:p>1</text:p>
              </table:table-cell>
              <table:table-cell table:style-name="ce89" office:value-type="string" table:number-columns-spanned="1" table:number-rows-spanned="9">
                <text:p>RW</text:p>
              </table:table-cell>
              <table:table-cell table:style-name="ce131" office:value-type="string" table:number-columns-spanned="5" table:number-rows-spanned="1">
                <text:p>Enable Layer Register</text:p>
              </table:table-cell>
              <table:covered-table-cell table:number-columns-repeated="3" table:style-name="ce175"/>
              <table:covered-table-cell table:style-name="ce225"/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7" office:value-type="string">
                <text:p><text:s/>Nu</text:p>
              </table:table-cell>
              <table:table-cell table:style-name="ce175" office:value-type="float" office:value="0">
                <text:p>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</text:p>
              </table:table-cell>
              <table:table-cell table:style-name="ce225" office:value-type="string">
                <text:p>Not used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1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1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2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2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3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3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4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4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5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5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89"/>
              <table:table-cell table:style-name="ce128" office:value-type="string">
                <text:p><text:s/>LY6_Enable</text:p>
              </table:table-cell>
              <table:table-cell table:style-name="ce176" office:value-type="float" office:value="0">
                <text:p>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</text:p>
              </table:table-cell>
              <table:table-cell table:style-name="ce226" office:value-type="string">
                <text:p>Enable the OSI layer-6 components.</text:p>
              </table:table-cell>
              <table:table-cell table:style-name="ce1" table:number-columns-repeated="1010"/>
              <table:table-cell table:number-columns-repeated="2"/>
            </table:table-row>
            <table:table-row table:style-name="ro4" table:visibility="collapse">
              <table:table-cell table:style-name="ce1"/>
              <table:covered-table-cell table:style-name="ce18"/>
              <table:covered-table-cell table:style-name="ce41"/>
              <table:covered-table-cell table:style-name="ce62"/>
              <table:covered-table-cell table:number-columns-repeated="3" table:style-name="ce91"/>
              <table:table-cell table:style-name="ce129" office:value-type="string">
                <text:p><text:s/>LY7_Enable</text:p>
              </table:table-cell>
              <table:table-cell table:style-name="ce177" office:value-type="float" office:value="0">
                <text:p>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7" office:value-type="string">
                <text:p>Enable the OSI layer-7 components.</text:p>
              </table:table-cell>
              <table:table-cell table:style-name="ce1" table:number-columns-repeated="1010"/>
              <table:table-cell table:number-columns-repeated="2"/>
            </table:table-row>
          </table:table-row-group>
          <table:table-row table:style-name="ro19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16"/>
            <table:covered-table-cell table:number-columns-repeated="3" table:style-name="ce173"/>
            <table:covered-table-cell table:style-name="ce224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17" table:visibility="collapse">
              <table:table-cell/>
              <table:covered-table-cell table:number-columns-repeated="2" table:style-name="ce17"/>
              <table:table-cell table:style-name="ce60" office:value-type="string" table:number-columns-spanned="1" table:number-rows-spanned="2">
                <text:p>SPARE</text:p>
              </table:table-cell>
              <table:table-cell table:style-name="ce86" office:value-type="string" table:number-columns-spanned="1" table:number-rows-spanned="2">
                <text:p>0x0A-0x0F</text:p>
              </table:table-cell>
              <table:table-cell table:style-name="ce86" office:value-type="float" office:value="6" table:number-columns-spanned="1" table:number-rows-spanned="2">
                <text:p>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08" office:value-type="string" table:number-columns-spanned="5" table:number-rows-spanned="1">
                <text:p><text:s/>Spare Registers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number-columns-repeated="2" table:style-name="ce17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office:value-type="string">
                <text:p>47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0</text:p>
              </table:table-cell>
              <table:table-cell table:style-name="ce224" office:value-type="string">
                <text:p>Not used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2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3">
                <text:p><text:s text:c="2"/>CONTROL</text:p>
              </table:table-cell>
              <table:table-cell table:style-name="ce86" office:value-type="string" table:number-columns-spanned="1" table:number-rows-spanned="3">
                <text:p>0x00</text:p>
              </table:table-cell>
              <table:table-cell table:style-name="ce86" office:value-type="float" office:value="1" table:number-columns-spanned="1" table:number-rows-spanned="3">
                <text:p>1</text:p>
              </table:table-cell>
              <table:table-cell table:style-name="ce86" office:value-type="string" table:number-columns-spanned="1" table:number-rows-spanned="3">
                <text:p>RW</text:p>
              </table:table-cell>
              <table:table-cell table:style-name="ce132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14" office:value-type="string">
                <text:p><text:s/>MAC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1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Status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3"/>
              <table:covered-table-cell table:style-name="ce37"/>
              <table:table-cell table:style-name="ce49" office:value-type="string" table:number-columns-spanned="1" table:number-rows-spanned="2">
                <text:p><text:s/>STATUS</text:p>
              </table:table-cell>
              <table:table-cell table:style-name="ce86" office:value-type="string" table:number-columns-spanned="1" table:number-rows-spanned="2">
                <text:p>0x01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3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style-name="ce64"/>
              <table:covered-table-cell table:number-columns-repeated="3" table:style-name="ce92"/>
              <table:table-cell table:style-name="ce126" office:value-type="string">
                <text:p><text:s/>Nu</text:p>
              </table:table-cell>
              <table:table-cell table:style-name="ce164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style-name="ce13"/>
            <table:covered-table-cell table:style-name="ce37"/>
            <table:table-cell table:style-name="ce65" office:value-type="string" table:number-columns-spanned="9" table:number-rows-spanned="1">
              <text:p>MAC Register</text:p>
            </table:table-cell>
            <table:covered-table-cell table:number-columns-repeated="3" table:style-name="ce92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style-name="ce14"/>
              <table:covered-table-cell table:style-name="ce38"/>
              <table:table-cell table:style-name="ce66" office:value-type="string" table:number-columns-spanned="1" table:number-rows-spanned="2">
                <text:p><text:s/>MAC[0:5]</text:p>
              </table:table-cell>
              <table:table-cell table:style-name="ce93" office:value-type="string" table:number-columns-spanned="1" table:number-rows-spanned="2">
                <text:p>0x02</text:p>
              </table:table-cell>
              <table:table-cell table:style-name="ce93" office:value-type="float" office:value="6" table:number-columns-spanned="1" table:number-rows-spanned="2">
                <text:p>6</text:p>
              </table:table-cell>
              <table:table-cell table:style-name="ce93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MAC address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style-name="ce245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16"/>
              <table:covered-table-cell table:style-name="ce40"/>
              <table:covered-table-cell table:style-name="ce49"/>
              <table:covered-table-cell table:number-columns-repeated="3" table:style-name="ce94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4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21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 text:c="10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57"/>
          <table:table-cell table:style-name="ce85" table:number-columns-repeated="3"/>
          <table:table-cell table:style-name="ce117"/>
          <table:table-cell table:style-name="ce168" table:number-columns-repeated="3"/>
          <table:table-cell table:style-name="ce117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5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2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85"/>
            <table:covered-table-cell table:style-name="ce117"/>
            <table:covered-table-cell table:number-columns-repeated="3" table:style-name="ce168"/>
            <table:covered-table-cell table:style-name="ce117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5">
                <text:p><text:s/>CONTROL[0:1]</text:p>
              </table:table-cell>
              <table:table-cell table:style-name="ce86" office:value-type="string" table:number-columns-spanned="1" table:number-rows-spanned="5">
                <text:p>0x00</text:p>
              </table:table-cell>
              <table:table-cell table:style-name="ce86" office:value-type="float" office:value="2" table:number-columns-spanned="1" table:number-rows-spanned="5">
                <text:p>2</text:p>
              </table:table-cell>
              <table:table-cell table:style-name="ce86" office:value-type="string" table:number-columns-spanned="1" table:number-rows-spanned="5">
                <text:p>RW</text:p>
              </table:table-cell>
              <table:table-cell table:style-name="ce132" office:value-type="string" table:number-columns-spanned="5" table:number-rows-spanned="1">
                <text:p><text:s/>Control of the layer-3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SUBNET_Mask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14" office:value-type="string">
                <text:p><text:s/>GATEWAY_AddrValid</text:p>
              </table:table-cell>
              <table:table-cell table:style-name="ce163" office:value-type="float" office:value="2">
                <text:p>2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15:3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Status Register</text:p>
            </table:table-cell>
            <table:covered-table-cell table:number-columns-repeated="3" table:style-name="ce85"/>
            <table:covered-table-cell table:style-name="ce126"/>
            <table:covered-table-cell table:number-columns-repeated="3" table:style-name="ce164"/>
            <table:covered-table-cell table:style-name="ce221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STATUS[0:1]</text:p>
              </table:table-cell>
              <table:table-cell table:style-name="ce86" office:value-type="string" table:number-columns-spanned="1" table:number-rows-spanned="2">
                <text:p>0x02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32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9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6"/>
              <table:table-cell table:style-name="ce116" office:value-type="string">
                <text:p><text:s/>Nu</text:p>
              </table:table-cell>
              <table:table-cell table:style-name="ce172" office:value-type="string">
                <text:p>15:0</text:p>
              </table:table-cell>
              <table:table-cell table:style-name="ce173" office:value-type="string">
                <text:p>RO</text:p>
              </table:table-cell>
              <table:table-cell table:style-name="ce173" office:value-type="string">
                <text:p>0x0</text:p>
              </table:table-cell>
              <table:table-cell table:style-name="ce224"/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11"/>
            <table:table-cell table:style-name="ce65" office:value-type="string" table:number-columns-spanned="9" table:number-rows-spanned="1">
              <text:p><text:s/>IPv4 Register</text:p>
            </table:table-cell>
            <table:covered-table-cell table:number-columns-repeated="3" table:style-name="ce86"/>
            <table:covered-table-cell table:style-name="ce124"/>
            <table:covered-table-cell table:style-name="ce181"/>
            <table:covered-table-cell table:number-columns-repeated="2" table:style-name="ce196"/>
            <table:covered-table-cell table:style-name="ce229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2">
                <text:p><text:s/>IPv4[0:3] </text:p>
              </table:table-cell>
              <table:table-cell table:style-name="ce86" office:value-type="string" table:number-columns-spanned="1" table:number-rows-spanned="2">
                <text:p>0x04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21" table:visibility="collapse">
              <table:table-cell/>
              <table:covered-table-cell table:number-columns-repeated="2" table:style-name="ce11"/>
              <table:covered-table-cell table:style-name="ce64"/>
              <table:covered-table-cell table:number-columns-repeated="3" table:style-name="ce86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30" office:value-type="string">
                <text:p>These 4 registers contain the 32-bit IPv4 address of the FPGA module stored in network byte ordering (i.e. Big-endian)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</text:p>
              </table:table-cell>
              <table:table-cell table:number-columns-repeated="1012"/>
            </table:table-row>
          </table:table-row-group>
          <table:table-row table:style-name="ro22">
            <table:table-cell/>
            <table:covered-table-cell table:number-columns-repeated="2" table:style-name="ce19"/>
            <table:table-cell table:style-name="ce65" office:value-type="string" table:number-columns-spanned="9" table:number-rows-spanned="1">
              <text:p><text:s/>Sub-Net Mask Register</text:p>
            </table:table-cell>
            <table:covered-table-cell table:number-columns-repeated="3" table:style-name="ce87"/>
            <table:covered-table-cell table:style-name="ce117"/>
            <table:covered-table-cell table:number-columns-repeated="3" table:style-name="ce168"/>
            <table:covered-table-cell table:style-name="ce117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ce19"/>
              <table:table-cell table:style-name="ce66" office:value-type="string" table:number-columns-spanned="1" table:number-rows-spanned="2">
                <text:p><text:s/>SUBNET[0:3]</text:p>
              </table:table-cell>
              <table:table-cell table:style-name="ce86" office:value-type="string" table:number-columns-spanned="1" table:number-rows-spanned="2">
                <text:p>0x08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>
                <text:p><text:s/>SUBNET <text:s/>Mask register</text:p>
              </table:table-cell>
              <table:table-cell table:style-name="ce179" table:number-columns-repeated="2"/>
              <table:table-cell table:style-name="ce204"/>
              <table: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6"/>
              <table:table-cell table:style-name="ce136" office:value-type="string">
                <text:p><text:s/>Mask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5" office:value-type="string">
                <text:p>0xFFFF0000</text:p>
              </table:table-cell>
              <table:table-cell table:style-name="ce221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  <table:table-row table:style-name="ro24">
            <table:table-cell/>
            <table:covered-table-cell table:style-name="ce17"/>
            <table:covered-table-cell table:style-name="ce19"/>
            <table:table-cell table:style-name="ce65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86"/>
            <table:covered-table-cell table:style-name="ce136"/>
            <table:covered-table-cell table:style-name="ce180"/>
            <table:covered-table-cell table:style-name="ce164"/>
            <table:covered-table-cell table:style-name="ce190"/>
            <table:covered-table-cell table:style-name="ce221"/>
            <table:table-cell table:style-name="ce245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style-name="ce17"/>
              <table:covered-table-cell table:style-name="ce19"/>
              <table:table-cell table:style-name="ce66" office:value-type="string" table:number-columns-spanned="1" table:number-rows-spanned="2">
                <text:p><text:s/>GATEWAY[0:3]</text:p>
              </table:table-cell>
              <table:table-cell table:style-name="ce86" office:value-type="string" table:number-columns-spanned="1" table:number-rows-spanned="2">
                <text:p>0x0C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5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79"/>
              <table:covered-table-cell table:style-name="ce204"/>
              <table:covered-table-cell table:style-name="ce231"/>
              <table:table-cell table:style-name="ce245" table:number-columns-repeated="1007"/>
              <table:table-cell table:number-columns-repeated="5"/>
            </table:table-row>
            <table:table-row table:style-name="ro25" table:visibility="collapse">
              <table:table-cell/>
              <table:covered-table-cell table:style-name="ce17"/>
              <table:covered-table-cell table:style-name="ce19"/>
              <table:covered-table-cell table:style-name="ce66"/>
              <table:covered-table-cell table:number-columns-repeated="3" table:style-name="ce88"/>
              <table:table-cell table:style-name="ce126" office:value-type="string">
                <text:p><text:s/>Address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190" office:value-type="string">
                <text:p>0x00000000</text:p>
              </table:table-cell>
              <table:table-cell table:style-name="ce221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45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Management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2"/>
            <table:table-cell table:style-name="ce18" office:value-type="string" table:number-columns-spanned="1" table:number-rows-spanned="23">
              <text:p>MNGT</text:p>
            </table:table-cell>
            <table:table-cell table:style-name="ce41" office:value-type="string" table:number-columns-spanned="1" table:number-rows-spanned="23">
              <text:p>[0x40]</text:p>
            </table:table-cell>
            <table:table-cell table:style-name="ce53" office:value-type="string" table:number-columns-spanned="9" table:number-rows-spanned="1">
              <text:p>Trusted RM IPv4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<text:s/>RMIPv4[0:3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4" table:number-columns-spanned="1" table:number-rows-spanned="2">
                <text:p>4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Resource Manager IPv4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6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Address</text:p>
              </table:table-cell>
              <table:table-cell table:style-name="ce183" office:value-type="string">
                <text:p>31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000000</text:p>
              </table:table-cell>
              <table:table-cell table:style-name="ce232" office:value-type="string">
                <text:p>These 4 registers contain the 32-bit IPv4 address of the cF resource manager stored in network byte ordering (i.e. Big-endian). Assuming an IP address equal to “192.168.1.1”, the MNGT_RMIP[0] register is to be loaded with “192”. These registers are initialized by the pervasive controller (i.e. PSoC) after the boot of the FPGA. When a valid IPv4 address is loaded in this register, the corresponding 'RMIP_AddressValid' bit is set in the MNGT_CONTROL register. <text:s text:c="3"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Read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RDFMC[0:3]</text:p>
              </table:table-cell>
              <table:table-cell table:style-name="ce89" office:value-type="string" table:number-columns-spanned="1" table:number-rows-spanned="5">
                <text:p>0x04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O</text:p>
              </table:table-cell>
              <table:table-cell table:style-name="ce140" office:value-type="string" table:number-columns-spanned="5" table:number-rows-spanned="1">
                <text:p><text:s/>Read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1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O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2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O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43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65" office:value-type="string" table:number-columns-spanned="9" table:number-rows-spanned="1">
              <text:p>Write FMC Register</text:p>
            </table:table-cell>
            <table:covered-table-cell table:number-columns-repeated="2" table:style-name="ce97"/>
            <table:covered-table-cell table:style-name="ce106"/>
            <table:covered-table-cell table:style-name="ce139"/>
            <table:covered-table-cell table:style-name="ce183"/>
            <table:covered-table-cell table:number-columns-repeated="2" table:style-name="ce177"/>
            <table:covered-table-cell table:style-name="ce22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9" office:value-type="string" table:number-columns-spanned="1" table:number-rows-spanned="5">
                <text:p><text:s/>WRFMC[0:3]</text:p>
              </table:table-cell>
              <table:table-cell table:style-name="ce89" office:value-type="string" table:number-columns-spanned="1" table:number-rows-spanned="5">
                <text:p>0x08</text:p>
              </table:table-cell>
              <table:table-cell table:style-name="ce89" office:value-type="float" office:value="4" table:number-columns-spanned="1" table:number-rows-spanned="5">
                <text:p>4</text:p>
              </table:table-cell>
              <table:table-cell table:style-name="ce89" office:value-type="string" table:number-columns-spanned="1" table:number-rows-spanned="5">
                <text:p>RW</text:p>
              </table:table-cell>
              <table:table-cell table:style-name="ce140" office:value-type="string" table:number-columns-spanned="5" table:number-rows-spanned="1">
                <text:p><text:s/>Write FPGA Management Core register</text:p>
              </table:table-cell>
              <table:covered-table-cell table:style-name="ce183"/>
              <table:covered-table-cell table:number-columns-repeated="2" table:style-name="ce177"/>
              <table:covered-table-cell table:style-name="ce227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4" office:value-type="string">
                <text:p><text:s/>Data0</text:p>
              </table:table-cell>
              <table:table-cell table:style-name="ce184" office:value-type="string">
                <text:p>7:0</text:p>
              </table:table-cell>
              <table:table-cell table:style-name="ce175" office:value-type="string">
                <text:p>RW</text:p>
              </table:table-cell>
              <table:table-cell table:style-name="ce175" office:value-type="string">
                <text:p>0x00</text:p>
              </table:table-cell>
              <table:table-cell table:style-name="ce233" office:value-type="string">
                <text:p>[TODO – Add a description here]</text:p>
              </table:table-cell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1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9"/>
              <table:covered-table-cell table:number-columns-repeated="3" table:style-name="ce89"/>
              <table:table-cell table:style-name="ce145" office:value-type="string">
                <text:p><text:s/>Data2</text:p>
              </table:table-cell>
              <table:table-cell table:style-name="ce185" office:value-type="string">
                <text:p>7:0</text:p>
              </table:table-cell>
              <table:table-cell table:style-name="ce176" office:value-type="string">
                <text:p>RW</text:p>
              </table:table-cell>
              <table:table-cell table:style-name="ce176" office:value-type="string">
                <text:p>0x00</text:p>
              </table:table-cell>
              <table:table-cell table:style-name="ce226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3</text:p>
              </table:table-cell>
              <table:table-cell table:style-name="ce183" office:value-type="string">
                <text:p>7:0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0</text:p>
              </table:table-cell>
              <table:table-cell table:style-name="ce227"/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TCP Listen Port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TCPLSN[0:1]</text:p>
              </table:table-cell>
              <table:table-cell table:style-name="ce89" office:value-type="string" table:number-columns-spanned="1" table:number-rows-spanned="2">
                <text:p>0x0C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46" office:value-type="string" table:number-columns-spanned="5" table:number-rows-spanned="1">
                <text:p><text:s/>TCP Listen Port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27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7"/>
              <table:covered-table-cell table:number-columns-repeated="3" table:style-name="ce89"/>
              <table:table-cell table:style-name="ce147" office:value-type="string">
                <text:p><text:s/>Port</text:p>
              </table:table-cell>
              <table:table-cell table:style-name="ce183" office:value-type="string">
                <text:p>15:0</text:p>
              </table:table-cell>
              <table:table-cell table:style-name="ce197" office:value-type="string">
                <text:p>RW</text:p>
              </table:table-cell>
              <table:table-cell table:style-name="ce197" office:value-type="string">
                <text:p>0x0000</text:p>
              </table:table-cell>
              <table:table-cell table:style-name="ce234" office:value-type="string">
                <text:p>These 2 registers contain the TCP port number used by the FPGA when listening for a connection from the resource manager. The 16-bit TCP port is initialized by the pervasive controller (i.e. PSoC) after the boot of the FPGA and is stored in network byte ordering <text:span text:style-name="T3">(.i.e Big-endian). When a valid TCP port is loaded in this register, the corresponding 'TCPLSN_PortValid' bit is set in the MNGT_CONTROL register. <text:s text:c="4"/></text:span><text:s text:c="2"/>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Control Register</text:p>
            </table:table-cell>
            <table:covered-table-cell table:number-columns-repeated="3" table:style-name="ce89"/>
            <table:covered-table-cell table:style-name="ce148"/>
            <table:covered-table-cell table:number-columns-repeated="3" table:style-name="ce186"/>
            <table:covered-table-cell table:style-name="ce235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11"/>
              <table:table-cell table:style-name="ce49" office:value-type="string" table:number-columns-spanned="1" table:number-rows-spanned="4">
                <text:p>CONTROL</text:p>
              </table:table-cell>
              <table:table-cell table:style-name="ce86" office:value-type="string" table:number-columns-spanned="1" table:number-rows-spanned="4">
                <text:p>0x0E</text:p>
              </table:table-cell>
              <table:table-cell table:style-name="ce86" office:value-type="float" office:value="1" table:number-columns-spanned="1" table:number-rows-spanned="4">
                <text:p>1</text:p>
              </table:table-cell>
              <table:table-cell table:style-name="ce86" office:value-type="string" table:number-columns-spanned="1" table:number-rows-spanned="4">
                <text:p>RW</text:p>
              </table:table-cell>
              <table:table-cell table:style-name="ce132" office:value-type="string" table:number-columns-spanned="5" table:number-rows-spanned="1">
                <text:p><text:s/>Control of the Management Registers</text:p>
              </table:table-cell>
              <table:covered-table-cell table:number-columns-repeated="3" table:style-name="ce179"/>
              <table:covered-table-cell table:style-name="ce223"/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RMIP_AddressValid</text:p>
              </table:table-cell>
              <table:table-cell table:style-name="ce163" office:value-type="float" office:value="0">
                <text:p>0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When set, indicates that a valid IPV4 address has been loaded into the RMIP address register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92"/>
              <table:table-cell table:style-name="ce114" office:value-type="string">
                <text:p><text:s/>TCPLSN_PortValid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 </text:p>
              </table:table-cell>
              <table:table-cell table:style-name="ce213" office:value-type="string">
                <text:p>When set, indicates that a valid TCP port has been loaded into the LSNPORT register. <text:s text:c="2"/></text:p>
              </table:table-cell>
              <table:table-cell table:number-columns-repeated="1012"/>
            </table:table-row>
            <table:table-row table:style-name="ro13" table:visibility="collapse">
              <table:table-cell/>
              <table:covered-table-cell table:number-columns-repeated="2" table:style-name="ce11"/>
              <table:covered-table-cell table:style-name="ce57"/>
              <table:covered-table-cell table:number-columns-repeated="3" table:style-name="ce85"/>
              <table:table-cell table:style-name="ce126" office:value-type="string">
                <text:p><text:s/>Nu</text:p>
              </table:table-cell>
              <table:table-cell table:style-name="ce164" office:value-type="string">
                <text:p>7:2</text:p>
              </table:table-cell>
              <table:table-cell table:style-name="ce164" office:value-type="string">
                <text:p>RO</text:p>
              </table:table-cell>
              <table:table-cell table:style-name="ce164" office:value-type="string">
                <text:p>0x0</text:p>
              </table:table-cell>
              <table:table-cell table:style-name="ce221"/>
              <table:table-cell table:number-columns-repeated="101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70"/>
          <table:table-cell table:style-name="ce88" table:number-columns-repeated="3"/>
          <table:table-cell table:style-name="ce149"/>
          <table:table-cell table:style-name="ce187" table:number-columns-repeated="3"/>
          <table:table-cell table:style-name="ce149"/>
          <table:table-cell table:style-name="ce247" table:number-columns-repeated="1007"/>
          <table:table-cell table:number-columns-repeated="5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Application Registers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 table:style-name="ce2"/>
            <table:table-cell table:style-name="ce18" office:value-type="string" table:number-columns-spanned="1" table:number-rows-spanned="6">
              <text:p>APP</text:p>
            </table:table-cell>
            <table:table-cell table:style-name="ce41" office:value-type="string" table:number-columns-spanned="1" table:number-rows-spanned="6">
              <text:p>[0x50]</text:p>
            </table:table-cell>
            <table:table-cell table:style-name="ce53" office:value-type="string" table:number-columns-spanned="9" table:number-rows-spanned="1">
              <text:p>Read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RDROL[0:1]</text:p>
              </table:table-cell>
              <table:table-cell table:style-name="ce89" office:value-type="string" table:number-columns-spanned="1" table:number-rows-spanned="2">
                <text:p>0x00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O</text:p>
              </table:table-cell>
              <table:table-cell table:style-name="ce138" office:value-type="string" table:number-columns-spanned="5" table:number-rows-spanned="1">
                <text:p><text:s/>Read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6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  <table:table-row table:style-name="ro4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Write Role Register</text:p>
            </table:table-cell>
            <table:covered-table-cell table:number-columns-repeated="3" table:style-name="ce95"/>
            <table:covered-table-cell table:style-name="ce137"/>
            <table:covered-table-cell table:number-columns-repeated="3" table:style-name="ce182"/>
            <table:covered-table-cell table:style-name="ce137"/>
            <table:table-cell table:style-name="ce2" table:number-columns-repeated="1010"/>
            <table:table-cell table:style-name="ce248" table:number-columns-repeated="2"/>
          </table:table-row>
          <table:table-row-group table:display="false"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table-cell table:style-name="ce67" office:value-type="string" table:number-columns-spanned="1" table:number-rows-spanned="2">
                <text:p>WRROL[0:1]</text:p>
              </table:table-cell>
              <table:table-cell table:style-name="ce89" office:value-type="string" table:number-columns-spanned="1" table:number-rows-spanned="2">
                <text:p>0x02</text:p>
              </table:table-cell>
              <table:table-cell table:style-name="ce89" office:value-type="float" office:value="2" table:number-columns-spanned="1" table:number-rows-spanned="2">
                <text:p>2</text:p>
              </table:table-cell>
              <table:table-cell table:style-name="ce8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Write Role Register </text:p>
              </table:table-cell>
              <table:covered-table-cell table:number-columns-repeated="3" table:style-name="ce174"/>
              <table:covered-table-cell table:style-name="ce225"/>
              <table:table-cell table:style-name="ce2" table:number-columns-repeated="1010"/>
              <table:table-cell table:style-name="ce248" table:number-columns-repeated="2"/>
            </table:table-row>
            <table:table-row table:style-name="ro4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68"/>
              <table:covered-table-cell table:number-columns-repeated="3" table:style-name="ce96"/>
              <table:table-cell table:style-name="ce139" office:value-type="string">
                <text:p><text:s/>Data</text:p>
              </table:table-cell>
              <table:table-cell table:style-name="ce183" office:value-type="string">
                <text:p>15:0</text:p>
              </table:table-cell>
              <table:table-cell table:style-name="ce177" office:value-type="string">
                <text:p>RO</text:p>
              </table:table-cell>
              <table:table-cell table:style-name="ce177" office:value-type="string">
                <text:p>0x0000</text:p>
              </table:table-cell>
              <table:table-cell table:style-name="ce237" office:value-type="string">
                <text:p>[FIXME – What's the meaning? 16-bit field or 2x8-bit fields?]</text:p>
              </table:table-cell>
              <table:table-cell table:style-name="ce2" table:number-columns-repeated="1010"/>
              <table:table-cell table:style-name="ce248" table:number-columns-repeated="2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4">
          <table:table-cell table:style-name="ce1"/>
          <table:table-cell table:style-name="ce7" office:value-type="string" table:number-columns-spanned="11" table:number-rows-spanned="1">
            <text:p><text:s/>Reserved Registers Bank</text:p>
          </table:table-cell>
          <table:covered-table-cell table:style-name="ce33"/>
          <table:covered-table-cell table:style-name="ce52"/>
          <table:covered-table-cell table:number-columns-repeated="3" table:style-name="ce77"/>
          <table:covered-table-cell table:style-name="ce111"/>
          <table:covered-table-cell table:number-columns-repeated="3" table:style-name="ce160"/>
          <table:covered-table-cell table:style-name="ce210"/>
          <table:table-cell table:style-name="ce1" table:number-columns-repeated="1010"/>
          <table:table-cell table:number-columns-repeated="2"/>
        </table:table-row>
        <table:table-row-group>
          <table:table-row table:style-name="ro19">
            <table:table-cell/>
            <table:table-cell table:style-name="ce21" office:value-type="string" table:number-columns-spanned="1" table:number-rows-spanned="3">
              <text:p>RES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Spare Registers</text:p>
            </table:table-cell>
            <table:covered-table-cell table:number-columns-repeated="3" table:style-name="ce88"/>
            <table:covered-table-cell table:style-name="ce149"/>
            <table:covered-table-cell table:number-columns-repeated="3" table:style-name="ce187"/>
            <table:covered-table-cell table:style-name="ce149"/>
            <table:table-cell table:style-name="ce247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2"/>
              <table:table-cell table:style-name="ce60" office:value-type="string" table:number-columns-spanned="1" table:number-rows-spanned="2">
                <text:p><text:s/>SPARE</text:p>
              </table:table-cell>
              <table:table-cell table:style-name="ce86" office:value-type="string" table:number-columns-spanned="1" table:number-rows-spanned="2">
                <text:p>0x00-0x0F</text:p>
              </table:table-cell>
              <table:table-cell table:style-name="ce86" office:value-type="float" office:value="16" table:number-columns-spanned="1" table:number-rows-spanned="2">
                <text:p>16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25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7"/>
              <table:covered-table-cell table:style-name="ce208"/>
              <table:table-cell table:style-name="ce246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2"/>
              <table:covered-table-cell table:style-name="ce60"/>
              <table:covered-table-cell table:number-columns-repeated="3" table:style-name="ce88"/>
              <table:table-cell table:style-name="ce116" office:value-type="string">
                <text:p><text:s/>Nu</text:p>
              </table:table-cell>
              <table:table-cell table:style-name="ce173" table:number-columns-repeated="3"/>
              <table:table-cell table:style-name="ce224"/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style-name="Default"/>
          <table:covered-table-cell table:style-name="ce71"/>
          <table:covered-table-cell table:number-columns-repeated="3" table:style-name="Default"/>
          <table:covered-table-cell table:style-name="ce150"/>
          <table:covered-table-cell table:number-columns-repeated="3" table:style-name="Default"/>
          <table:covered-table-cell table:style-name="ce150"/>
          <table:table-cell table:number-columns-repeated="1012"/>
        </table:table-row>
        <table:table-row-group>
          <table:table-row table:style-name="ro5">
            <table:table-cell/>
            <table:table-cell table:style-name="ce21" office:value-type="string" table:number-columns-spanned="1" table:number-rows-spanned="51">
              <text:p>DIAG</text:p>
            </table:table-cell>
            <table:table-cell table:style-name="ce21" office:value-type="string" table:number-columns-spanned="1" table:number-rows-spanned="51">
              <text:p>[0x70]</text:p>
            </table:table-cell>
            <table:table-cell table:style-name="ce53" office:value-type="string" table:number-columns-spanned="9" table:number-rows-spanned="1">
              <text:p>Scratch Pad Register</text:p>
            </table:table-cell>
            <table:covered-table-cell table:number-columns-repeated="3" table:style-name="Default"/>
            <table:covered-table-cell table:style-name="ce150"/>
            <table:covered-table-cell table:number-columns-repeated="3" table:style-name="Default"/>
            <table:covered-table-cell table:style-name="ce150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2">
                <text:p><text:s/>SCRATCH[0:3]</text:p>
              </table:table-cell>
              <table:table-cell table:style-name="ce86" office:value-type="string" table:number-columns-spanned="1" table:number-rows-spanned="2">
                <text:p>0x00</text:p>
              </table:table-cell>
              <table:table-cell table:style-name="ce86" office:value-type="float" office:value="4" table:number-columns-spanned="1" table:number-rows-spanned="2">
                <text:p>4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Scratch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23"/>
              <table:covered-table-cell table:style-name="ce72"/>
              <table:covered-table-cell table:number-columns-repeated="3" table:style-name="ce2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31:0</text:p>
              </table:table-cell>
              <table:table-cell table:style-name="ce164" office:value-type="string">
                <text:p>RW</text:p>
              </table:table-cell>
              <table:table-cell table:style-name="ce206" office:value-type="string">
                <text:p>0xDEADBEEF</text:p>
              </table:table-cell>
              <table:table-cell table:style-name="ce215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5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Control Register #1</text:p>
            </table:table-cell>
            <table:covered-table-cell table:number-columns-repeated="3" table:style-name="ce26"/>
            <table:covered-table-cell table:style-name="ce151"/>
            <table:covered-table-cell table:style-name="ce188"/>
            <table:covered-table-cell table:number-columns-repeated="2" table:style-name="ce198"/>
            <table:covered-table-cell table:style-name="ce238"/>
            <table:table-cell table:number-columns-repeated="1012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ce23"/>
              <table:table-cell table:style-name="ce49" office:value-type="string" table:number-columns-spanned="1" table:number-rows-spanned="7">
                <text:p><text:s/>CTRL_1</text:p>
              </table:table-cell>
              <table:table-cell table:style-name="ce86" office:value-type="string" table:number-columns-spanned="1" table:number-rows-spanned="7">
                <text:p>0x04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7"/>
              <table:covered-table-cell table:style-name="ce208"/>
              <table:table-cell table:number-columns-repeated="1012"/>
            </table:table-row>
            <table:table-row table:style-name="ro11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PcsLoopbackEn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4" office:value-type="string">
                <text:p><text:s/>ETH0_MacLoopbackEn</text:p>
              </table:table-cell>
              <table:table-cell table:style-name="ce163" office:value-type="float" office:value="1">
                <text:p>1</text:p>
              </table:table-cell>
              <table:table-cell table:style-name="ce163" office:value-type="string">
                <text:p>RW</text:p>
              </table:table-cell>
              <table:table-cell table:style-name="ce163" office:value-type="string">
                <text:p>0x0</text:p>
              </table:table-cell>
              <table:table-cell table:style-name="ce213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11" table:visibility="collapse">
              <table:table-cell/>
              <table:covered-table-cell table:number-columns-repeated="2" table:style-name="ce23"/>
              <table:covered-table-cell table:style-name="ce71"/>
              <table:covered-table-cell table:number-columns-repeated="3" table:style-name="Default"/>
              <table:table-cell table:style-name="ce119" office:value-type="string">
                <text:p><text:s/>ETH0_MacAddrSwapEn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13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9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19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4"/>
              <table:covered-table-cell table:style-name="ce58"/>
              <table:covered-table-cell table:number-columns-repeated="3" table:style-name="ce87"/>
              <table:table-cell table:style-name="ce152" office:value-type="string">
                <text:p><text:s/>MC0_MemTestCtrl</text:p>
              </table:table-cell>
              <table:table-cell table:style-name="ce189" office:value-type="string">
                <text:p>5:4</text:p>
              </table:table-cell>
              <table:table-cell table:style-name="ce189" office:value-type="string">
                <text:p>RW</text:p>
              </table:table-cell>
              <table:table-cell table:style-name="ce189" office:value-type="string">
                <text:p>0x0</text:p>
              </table:table-cell>
              <table:table-cell table:style-name="ce240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5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23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3" office:value-type="string">
                <text:p><text:s/>MC1_MemTestCtrl</text:p>
              </table:table-cell>
              <table:table-cell table:style-name="ce190" office:value-type="string">
                <text:p>7:6</text:p>
              </table:table-cell>
              <table:table-cell table:style-name="ce190" office:value-type="string">
                <text:p>RW</text:p>
              </table:table-cell>
              <table:table-cell table:style-name="ce190" office:value-type="string">
                <text:p>0x0</text:p>
              </table:table-cell>
              <table:table-cell table:style-name="ce241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Status Register #1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STAT_1</text:p>
              </table:table-cell>
              <table:table-cell table:style-name="ce86" office:value-type="string" table:number-columns-spanned="1" table:number-rows-spanned="7">
                <text:p>0x05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O</text:p>
              </table:table-cell>
              <table:table-cell table:style-name="ce125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0">
                <text:p>0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1">
                <text:p>1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8" office:value-type="string">
                <text:p><text:s/>Nu</text:p>
              </table:table-cell>
              <table:table-cell table:style-name="ce171" office:value-type="float" office:value="2">
                <text:p>2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number-columns-repeated="3" table:style-name="ce88"/>
              <table:table-cell table:style-name="ce128" office:value-type="string">
                <text:p><text:s/>Nu</text:p>
              </table:table-cell>
              <table:table-cell table:style-name="ce171" office:value-type="float" office:value="3">
                <text:p>3</text:p>
              </table:table-cell>
              <table:table-cell table:style-name="ce171" office:value-type="string">
                <text:p>RW</text:p>
              </table:table-cell>
              <table:table-cell table:style-name="ce171" office:value-type="string">
                <text:p>0x0</text:p>
              </table:table-cell>
              <table:table-cell table:style-name="ce239"/>
              <table:table-cell table:style-name="ce246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style-name="Default"/>
              <table:covered-table-cell table:style-name="ce17"/>
              <table:covered-table-cell table:style-name="ce71"/>
              <table:covered-table-cell table:style-name="ce88" office:value-type="string">
                <text:p>0x05</text:p>
              </table:covered-table-cell>
              <table:covered-table-cell table:number-columns-repeated="2" table:style-name="ce87"/>
              <table:table-cell table:style-name="ce152" office:value-type="string">
                <text:p><text:s/>MC0_MemTestStat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</text:p>
              </table:table-cell>
              <table:table-cell table:style-name="ce240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29" table:visibility="collapse">
              <table:table-cell/>
              <table:covered-table-cell table:number-columns-repeated="2" table:style-name="ce17"/>
              <table:covered-table-cell table:style-name="ce71"/>
              <table:covered-table-cell table:number-columns-repeated="3" table:style-name="ce88"/>
              <table:table-cell table:style-name="ce153" office:value-type="string">
                <text:p><text:s/>MC1_MemTestStat</text:p>
              </table:table-cell>
              <table:table-cell table:style-name="ce193" office:value-type="string">
                <text:p>7:6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</text:p>
              </table:table-cell>
              <table:table-cell table:style-name="ce241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5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Control Register #2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9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7">
                <text:p><text:s/>CTRL_2</text:p>
              </table:table-cell>
              <table:table-cell table:style-name="ce86" office:value-type="string" table:number-columns-spanned="1" table:number-rows-spanned="7">
                <text:p>0x06</text:p>
              </table:table-cell>
              <table:table-cell table:style-name="ce86" office:value-type="float" office:value="1" table:number-columns-spanned="1" table:number-rows-spanned="7">
                <text:p>1</text:p>
              </table:table-cell>
              <table:table-cell table:style-name="ce86" office:value-type="string" table:number-columns-spanned="1" table:number-rows-spanned="7">
                <text:p>RW</text:p>
              </table:table-cell>
              <table:table-cell table:style-name="ce125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0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EchoCtrl</text:p>
              </table:table-cell>
              <table:table-cell table:style-name="ce192" office:value-type="string">
                <text:p>1:0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rop incoming UDP datagrams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31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number-columns-repeated="3" table:style-name="Default"/>
              <table:table-cell table:style-name="ce154" office:value-type="string">
                <text:p><text:s/>ROLE_UdpPostPktEn</text:p>
              </table:table-cell>
              <table:table-cell table:style-name="ce194" office:value-type="float" office:value="2">
                <text:p>2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32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UdpCaptPktEn</text:p>
              </table:table-cell>
              <table:table-cell table:style-name="ce194" office:value-type="float" office:value="3">
                <text:p>3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3" table:visibility="collapse">
              <table:table-cell/>
              <table:covered-table-cell table:number-columns-repeated="2" table:style-name="Default"/>
              <table:covered-table-cell table:style-name="ce71"/>
              <table:covered-table-cell table:style-name="Default"/>
              <table:covered-table-cell table:number-columns-repeated="2" table:style-name="ce88"/>
              <table:table-cell table:style-name="ce154" office:value-type="string">
                <text:p><text:s/>ROLE_TcpEchoCtrl</text:p>
              </table:table-cell>
              <table:table-cell table:style-name="ce192" office:value-type="string">
                <text:p>5:4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43" office:value-type="string">
                <text:p>Set this field to enable/disable the TCP echo function of the Flash's role.</text:p>
                <text:p><text:s text:c="4"/>[00] Enable the TCP echo function in pass-through mode.</text:p>
                <text:p><text:s text:c="4"/>[01] Enable the TCP echo function in store-and-forward mode.</text:p>
                <text:p><text:s text:c="4"/>[10] Drop incoming TCP segments and enable the TCP post function. </text:p>
                <text:p><text:s text:c="4"/>[11] Reserved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4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4" office:value-type="string">
                <text:p><text:s/>ROLE_TcpPostPktEn</text:p>
              </table:table-cell>
              <table:table-cell table:style-name="ce194" office:value-type="float" office:value="6">
                <text:p>6</text:p>
              </table:table-cell>
              <table:table-cell table:style-name="ce199" office:value-type="string">
                <text:p>RW</text:p>
              </table:table-cell>
              <table:table-cell table:style-name="ce199" office:value-type="string">
                <text:p>0x00</text:p>
              </table:table-cell>
              <table:table-cell table:style-name="ce213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35" table:visibility="collapse">
              <table:table-cell/>
              <table:covered-table-cell table:number-columns-repeated="2" table:style-name="ce17"/>
              <table:covered-table-cell/>
              <table:covered-table-cell table:number-columns-repeated="3" table:style-name="ce88"/>
              <table:table-cell table:style-name="ce155" office:value-type="string">
                <text:p><text:s/>ROLE_TcpCaptPktEn</text:p>
              </table:table-cell>
              <table:table-cell table:style-name="ce195" office:value-type="float" office:value="7">
                <text:p>7</text:p>
              </table:table-cell>
              <table:table-cell table:style-name="ce200" office:value-type="string">
                <text:p>RW</text:p>
              </table:table-cell>
              <table:table-cell table:style-name="ce200" office:value-type="string">
                <text:p>0x00</text:p>
              </table:table-cell>
              <table:table-cell table:style-name="ce221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UDP Rx Data <text:s text:c="11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URDDC</text:p>
              </table:table-cell>
              <table:table-cell table:style-name="ce86" office:value-type="string" table:number-columns-spanned="1" table:number-rows-spanned="2">
                <text:p>0x07</text:p>
              </table:table-cell>
              <table:table-cell table:style-name="ce86" office:value-type="float" office:value="2" table:number-columns-spanned="1" table:number-rows-spanned="2">
                <text:p>2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UDP Rx 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15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ese 2 registers contain the number of UDP Rx datagrams dropped by UOE. The count is reported in network byte ordering (i.e. in Big-endian). This means that if the count equals “0x1234”, the URDDC[0] register is loaded with “0x12”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Notification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 table:display="false">
            <table:table-row table:style-name="ro22" table:visibility="collapse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NDC</text:p>
              </table:table-cell>
              <table:table-cell table:style-name="ce86" office:value-type="string" table:number-columns-spanned="1" table:number-rows-spanned="2">
                <text:p>0x09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Notification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 table:visibility="collapse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TCP Rx notifications dropped by TOE. Such a drop should never happen; it indicates that the user APP was not fast enough to read some incoming notifications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Metadata <text:s text:c="4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>
            <table:table-row table:style-name="ro22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MDC</text:p>
              </table:table-cell>
              <table:table-cell table:style-name="ce86" office:value-type="string" table:number-columns-spanned="1" table:number-rows-spanned="2">
                <text:p>0x0A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Meta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TCP Rx metadata dropped by TOE. Such a drop should never happen; it indicates that the user APP was not fast enough to read some incoming metadata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Data <text:s text:c="11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>
            <table:table-row table:style-name="ro22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DDC</text:p>
              </table:table-cell>
              <table:table-cell table:style-name="ce86" office:value-type="string" table:number-columns-spanned="1" table:number-rows-spanned="2">
                <text:p>0x0B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Data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TCP Rx data chunks dropped by TOE. Such a drop should never happen; it indicates that the user APP was not fast enough to read some incoming data.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CRC <text:s text:c="11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>
            <table:table-row table:style-name="ro22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CDC</text:p>
              </table:table-cell>
              <table:table-cell table:style-name="ce86" office:value-type="string" table:number-columns-spanned="1" table:number-rows-spanned="2">
                <text:p>0x0C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CRC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Rx segments that were dropped because of a CRC error. 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Session <text:s text:c="6"/>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>
            <table:table-row table:style-name="ro22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SDC</text:p>
              </table:table-cell>
              <table:table-cell table:style-name="ce86" office:value-type="string" table:number-columns-spanned="1" table:number-rows-spanned="2">
                <text:p>0x0D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Session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Rx segments that were dropped because of a TCP control flow error (e.g. port is not opened or session is not established). 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  <table:table-row table:style-name="ro22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TCP Rx Out-of-Order Drop Counter Register</text:p>
            </table:table-cell>
            <table:covered-table-cell table:number-columns-repeated="3" table:style-name="ce88"/>
            <table:covered-table-cell table:style-name="ce150"/>
            <table:covered-table-cell table:number-columns-repeated="3" table:style-name="Default"/>
            <table:covered-table-cell table:style-name="ce150"/>
            <table:table-cell table:style-name="ce246" table:number-columns-repeated="1007"/>
            <table:table-cell table:number-columns-repeated="5"/>
          </table:table-row>
          <table:table-row-group>
            <table:table-row table:style-name="ro22">
              <table:table-cell/>
              <table:covered-table-cell table:number-columns-repeated="2" table:style-name="Default"/>
              <table:table-cell table:style-name="ce49" office:value-type="string" table:number-columns-spanned="1" table:number-rows-spanned="2">
                <text:p><text:s/>TRODC</text:p>
              </table:table-cell>
              <table:table-cell table:style-name="ce86" office:value-type="string" table:number-columns-spanned="1" table:number-rows-spanned="2">
                <text:p>0x0E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O</text:p>
              </table:table-cell>
              <table:table-cell table:style-name="ce125" office:value-type="string" table:number-columns-spanned="5" table:number-rows-spanned="1">
                <text:p><text:s/>TCP Rx Out-Of-Order Drop Counter Register</text:p>
              </table:table-cell>
              <table:covered-table-cell table:number-columns-repeated="3" table:style-name="ce191"/>
              <table:covered-table-cell table:style-name="ce242"/>
              <table:table-cell table:number-columns-repeated="1012"/>
            </table:table-row>
            <table:table-row table:style-name="ro36">
              <table:table-cell/>
              <table:covered-table-cell table:style-name="ce25"/>
              <table:covered-table-cell table:style-name="ce17"/>
              <table:covered-table-cell/>
              <table:covered-table-cell table:style-name="ce88"/>
              <table:covered-table-cell table:number-columns-repeated="2" table:style-name="Default"/>
              <table:table-cell table:style-name="ce126" office:value-type="string">
                <text:p><text:s/>Count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O</text:p>
              </table:table-cell>
              <table:table-cell table:style-name="ce207" office:value-type="string">
                <text:p>0x00</text:p>
              </table:table-cell>
              <table:table-cell table:style-name="ce215" office:value-type="string">
                <text:p>This register contains the number of out-of-order Rx segments that could not be handled by TOE and were consequently dropped. </text:p>
              </table:table-cell>
              <table:table-cell table:style-name="ce246" table:number-columns-repeated="1007"/>
              <table:table-cell table:number-columns-repeated="5"/>
            </table:table-row>
            <table:table-row table:style-name="ro5">
              <table:table-cell/>
              <table:covered-table-cell table:number-columns-repeated="2" table:style-name="ce21"/>
              <table:table-cell table:style-name="ce53" office:value-type="string" table:number-columns-spanned="9" table:number-rows-spanned="1">
                <text:p>Page Register</text:p>
              </table:table-cell>
              <table:covered-table-cell table:number-columns-repeated="3" table:style-name="ce88"/>
              <table:covered-table-cell table:number-columns-repeated="5"/>
              <table:table-cell table:style-name="ce246" table:number-columns-repeated="1007"/>
              <table:table-cell table:number-columns-repeated="5"/>
            </table:table-row>
            <table:table-row table:style-name="ro22">
              <table:table-cell/>
              <table:covered-table-cell table:style-name="ce26"/>
              <table:covered-table-cell table:style-name="ce23"/>
              <table:table-cell table:style-name="ce49" office:value-type="string" table:number-columns-spanned="1" table:number-rows-spanned="2">
                <text:p><text:s/>SELECT</text:p>
              </table:table-cell>
              <table:table-cell table:style-name="ce86" office:value-type="string" table:number-columns-spanned="1" table:number-rows-spanned="2">
                <text:p>0x7F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Extended Page Select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36">
              <table:table-cell/>
              <table:covered-table-cell table:style-name="ce27"/>
              <table:covered-table-cell table:style-name="ce46"/>
              <table:covered-table-cell table:style-name="ce49"/>
              <table:covered-table-cell table:style-name="ce94"/>
              <table:covered-table-cell table:number-columns-repeated="2" table:style-name="ce8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5" office:value-type="string">
                <text:p>The page select register is used to access the extended register pages. <text:s text:c="5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22">
          <table:table-cell/>
          <table:table-cell table:style-name="ce17" table:number-columns-repeated="2"/>
          <table:table-cell/>
          <table:table-cell table:style-name="ce88" table:number-columns-repeated="3"/>
          <table:table-cell table:style-name="ce150"/>
          <table:table-cell table:style-name="Default" table:number-columns-repeated="3"/>
          <table:table-cell table:style-name="ce150"/>
          <table:table-cell table:style-name="ce246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/>
          <table:covered-table-cell table:number-columns-repeated="3" table:style-name="ce88"/>
          <table:covered-table-cell table:style-name="ce150"/>
          <table:covered-table-cell table:number-columns-repeated="3" table:style-name="Default"/>
          <table:covered-table-cell table:style-name="ce150"/>
          <table:table-cell table:style-name="ce246" table:number-columns-repeated="1007"/>
          <table:table-cell table:number-columns-repeated="5"/>
        </table:table-row>
        <table:table-row-group>
          <table:table-row table:style-name="ro5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Page Register</text:p>
            </table:table-cell>
            <table:covered-table-cell table:number-columns-repeated="3" table:style-name="ce88"/>
            <table:covered-table-cell table:number-columns-repeated="5"/>
            <table:table-cell table:style-name="ce246" table:number-columns-repeated="1007"/>
            <table:table-cell table:number-columns-repeated="5"/>
          </table:table-row>
          <table:table-row-group>
            <table:table-row table:style-name="ro22">
              <table:table-cell/>
              <table:covered-table-cell table:style-name="ce26"/>
              <table:covered-table-cell table:style-name="ce23"/>
              <table:table-cell table:style-name="ce49" office:value-type="string" table:number-columns-spanned="1" table:number-rows-spanned="2">
                <text:p><text:s/>SELECT</text:p>
              </table:table-cell>
              <table:table-cell table:style-name="ce86" office:value-type="string" table:number-columns-spanned="1" table:number-rows-spanned="2">
                <text:p>0x7F</text:p>
              </table:table-cell>
              <table:table-cell table:style-name="ce86" office:value-type="float" office:value="1" table:number-columns-spanned="1" table:number-rows-spanned="2">
                <text:p>1</text:p>
              </table:table-cell>
              <table:table-cell table:style-name="ce86" office:value-type="string" table:number-columns-spanned="1" table:number-rows-spanned="2">
                <text:p>RW</text:p>
              </table:table-cell>
              <table:table-cell table:style-name="ce134" office:value-type="string" table:number-columns-spanned="5" table:number-rows-spanned="1">
                <text:p><text:s/>Extended Page Select Register</text:p>
              </table:table-cell>
              <table:covered-table-cell table:style-name="ce169"/>
              <table:covered-table-cell table:number-columns-repeated="2" table:style-name="ce157"/>
              <table:covered-table-cell table:style-name="ce208"/>
              <table:table-cell table:number-columns-repeated="1012"/>
            </table:table-row>
            <table:table-row table:style-name="ro37">
              <table:table-cell/>
              <table:covered-table-cell table:style-name="ce27"/>
              <table:covered-table-cell table:style-name="ce46"/>
              <table:covered-table-cell table:style-name="ce49"/>
              <table:covered-table-cell table:style-name="ce94"/>
              <table:covered-table-cell table:number-columns-repeated="2" table:style-name="ce86"/>
              <table:table-cell table:style-name="ce126" office:value-type="string">
                <text:p><text:s/>Data</text:p>
              </table:table-cell>
              <table:table-cell table:style-name="ce180" office:value-type="string">
                <text:p>7:0</text:p>
              </table:table-cell>
              <table:table-cell table:style-name="ce164" office:value-type="string">
                <text:p>RW</text:p>
              </table:table-cell>
              <table:table-cell table:style-name="ce164" office:value-type="string">
                <text:p>0x0</text:p>
              </table:table-cell>
              <table:table-cell table:style-name="ce215" office:value-type="string">
                <text:p><text:s text:c="6"/></text:p>
              </table:table-cell>
              <table:table-cell table:style-name="ce246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9" table:number-columns-repeated="2"/>
          <table:table-cell table:style-name="ce58"/>
          <table:table-cell table:style-name="ce87" table:number-columns-repeated="3"/>
          <table:table-cell table:number-columns-repeated="5"/>
          <table:table-cell table:style-name="ce245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/>
          <table:table-cell table:style-name="ce88" table:number-columns-repeated="3"/>
          <table:table-cell table:number-columns-repeated="5"/>
          <table:table-cell table:style-name="ce246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9">
          <table:table-cell/>
          <table:table-cell table:style-name="Default" table:number-columns-repeated="2"/>
          <table:table-cell table:style-name="ce71"/>
          <table:table-cell table:style-name="Default" table:number-columns-repeated="3"/>
          <table:table-cell table:style-name="ce150"/>
          <table:table-cell table:style-name="Default" table:number-columns-repeated="3"/>
          <table:table-cell table:style-name="ce150"/>
          <table:table-cell table:number-columns-repeated="1012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3">09/03/2021</text:date>, <text:time>14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21-09-03T14:58:59</dc:date>
    <dc:creator>Francois Abel</dc:creator>
    <meta:editing-duration>P23DT17M58S</meta:editing-duration>
    <meta:editing-cycles>195</meta:editing-cycles>
    <meta:generator>OpenOffice/4.1.6$Unix OpenOffice.org_project/416m1$Build-9790</meta:generator>
    <meta:document-statistic meta:table-count="1" meta:cell-count="778" meta:object-count="0"/>
  </office:meta>
</office:document-meta>
</file>